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3FAB00002550E6082583.svm" manifest:media-type=""/>
  <manifest:file-entry manifest:full-path="Pictures/2000000900004663000015D06ECD0A90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paragraph-rsid="00108e09"/>
    </style:style>
    <style:style style:name="P2" style:family="paragraph" style:parent-style-name="Heading_20_1">
      <style:text-properties officeooo:paragraph-rsid="001181f0"/>
    </style:style>
    <style:style style:name="P3" style:family="paragraph" style:parent-style-name="Standard">
      <style:text-properties officeooo:paragraph-rsid="000de9d6"/>
    </style:style>
    <style:style style:name="P4" style:family="paragraph" style:parent-style-name="Standard">
      <style:text-properties officeooo:paragraph-rsid="000f0387"/>
    </style:style>
    <style:style style:name="P5" style:family="paragraph" style:parent-style-name="Standard">
      <style:text-properties officeooo:paragraph-rsid="00108e09"/>
    </style:style>
    <style:style style:name="P6" style:family="paragraph" style:parent-style-name="Standard">
      <style:text-properties officeooo:paragraph-rsid="00115601"/>
    </style:style>
    <style:style style:name="P7" style:family="paragraph" style:parent-style-name="Standard">
      <style:text-properties officeooo:paragraph-rsid="0013c883"/>
    </style:style>
    <style:style style:name="P8" style:family="paragraph" style:parent-style-name="Text_20_body">
      <style:text-properties officeooo:paragraph-rsid="00108e09"/>
    </style:style>
    <style:style style:name="P9" style:family="paragraph" style:parent-style-name="Text_20_body">
      <style:text-properties officeooo:paragraph-rsid="00115601"/>
    </style:style>
    <style:style style:name="P10" style:family="paragraph" style:parent-style-name="Text_20_body">
      <style:text-properties officeooo:paragraph-rsid="001181f0"/>
    </style:style>
    <style:style style:name="P11" style:family="paragraph" style:parent-style-name="Text_20_body">
      <style:text-properties officeooo:paragraph-rsid="00122323"/>
    </style:style>
    <style:style style:name="P12" style:family="paragraph" style:parent-style-name="Text_20_body">
      <style:text-properties officeooo:paragraph-rsid="0013c883"/>
    </style:style>
    <style:style style:name="P13" style:family="paragraph" style:parent-style-name="Heading_20_2">
      <style:text-properties officeooo:paragraph-rsid="00108e09"/>
    </style:style>
    <style:style style:name="P14" style:family="paragraph" style:parent-style-name="Heading_20_2">
      <style:text-properties officeooo:paragraph-rsid="001181f0"/>
    </style:style>
    <style:style style:name="P15" style:family="paragraph" style:parent-style-name="Heading_20_2">
      <style:text-properties officeooo:paragraph-rsid="0013c883"/>
    </style:style>
    <style:style style:name="T1" style:family="text">
      <style:text-properties officeooo:rsid="000de9d6"/>
    </style:style>
    <style:style style:name="T2" style:family="text">
      <style:text-properties officeooo:rsid="000f0387"/>
    </style:style>
    <style:style style:name="T3" style:family="text">
      <style:text-properties officeooo:rsid="00108e09"/>
    </style:style>
    <style:style style:name="T4" style:family="text">
      <style:text-properties officeooo:rsid="00115601"/>
    </style:style>
    <style:style style:name="T5" style:family="text">
      <style:text-properties officeooo:rsid="001181f0"/>
    </style:style>
    <style:style style:name="T6" style:family="text">
      <style:text-properties officeooo:rsid="00122323"/>
    </style:style>
    <style:style style:name="T7" style:family="text">
      <style:text-properties officeooo:rsid="0013c88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Archiver system</text:span><text:span text:style-name="T1"> </text:span><text:span text:style-name="T2">design proposal </text:span><text:span text:style-name="T6">&amp; prototype</text:span></text:p>
      <text:p text:style-name="P3"><text:span text:style-name="T1"/></text:p>
      <text:p text:style-name="P3"><text:span text:style-name="T1"/></text:p>
      <text:p text:style-name="P4"><text:span text:style-name="T2">Provide design of storage and service layers that would be able to store 50000 double precision scalar signals with 14Hz frequency in a storage system. </text:span></text:p>
      <text:p text:style-name="P4"><text:span text:style-name="T3"/></text:p>
      <text:h text:style-name="P1" text:outline-level="1"><text:span text:style-name="T3">Recording Signals</text:span></text:h>
      <text:p text:style-name="P4"><text:span text:style-name="T2"/></text:p>
      <text:p text:style-name="P4"><text:span text:style-name="T2">The data in the storage system will be filled out by a number of “Archive Engines” running on </text:span><text:span text:style-name="T3">different </text:span><text:span text:style-name="T2">hosts. Each Archive Engine monitors the control system for a number of defined signals and </text:span><text:span text:style-name="T3">uses a DataWriter service to write the values in the storage:</text:span></text:p>
      <text:p text:style-name="P4"><text:span text:style-name="T3"/></text:p>
      <text:p text:style-name="P5"><text:span text:style-name="Source_20_Text"><text:span text:style-name="T3">public interface DataWriter {</text:span></text:span></text:p>
      <text:p text:style-name="P5"><text:span text:style-name="Source_20_Text"><text:span text:style-name="T3"><text:s text:c="4"/>public void addSample(EpochTime when, </text:span></text:span><text:span text:style-name="Source_20_Text"><text:span text:style-name="T7">String signalName, </text:span></text:span><text:span text:style-name="Source_20_Text"><text:span text:style-name="T3">double value);</text:span></text:span></text:p>
      <text:p text:style-name="P5"><text:span text:style-name="Source_20_Text"><text:span text:style-name="T3">}</text:span></text:span></text:p>
      <text:p text:style-name="P5"><text:span text:style-name="Source_20_Text"><text:span text:style-name="T3"/></text:span></text:p>
      <text:p text:style-name="P6"><text:span text:style-name="T4">EpochTime is abstract </text:span><text:span text:style-name="T5">data-type</text:span><text:span text:style-name="T4"> with millisecond precision.</text:span></text:p>
      <text:p text:style-name="P6"><text:span text:style-name="T4"/></text:p>
      <text:p text:style-name="P7"><text:span text:style-name="T7">Please note that not all signals have 14Hz frequency, some might have 1Hz or lower frequency. </text:span></text:p>
      <text:p text:style-name="P6"><text:span text:style-name="T4"/></text:p>
      <text:p text:style-name="P5"><text:span text:style-name="T3">The mechanism of retrieval of the data samples from the control system should not be subject in the design. The design should cover the implementation of the DataWriter interface.</text:span></text:p>
      <text:h text:style-name="P13" text:outline-level="2"><text:span text:style-name="T3">Archive Engine Servers</text:span></text:h>
      <text:p text:style-name="P5"><text:span text:style-name="T2">The system should scale with addition of “Archive Engines”. <text:s/></text:span><text:span text:style-name="T3">Writing to the storage system is not necessary the bottle-neck in this case – data retrieval from the control system might be.</text:span></text:p>
      <text:p text:style-name="P5"><text:span text:style-name="T3"><text:line-break/>Processor: <text:tab/>Modern Quad-Core X86-64 processor – Intel Xeon E3</text:span></text:p>
      <text:p text:style-name="P5"><text:span text:style-name="T3">RAM: <text:s text:c="2"/><text:tab/>16 GB</text:span></text:p>
      <text:p text:style-name="P5"><text:span text:style-name="T3">Storage: <text:tab/>2 RAID-0 2 TB disks</text:span></text:p>
      <text:p text:style-name="P5"><text:span text:style-name="T3">Network: <text:tab/>Gigabit Ethernet</text:span></text:p>
      <text:p text:style-name="P4"><text:span text:style-name="T2"/></text:p>
      <text:h text:style-name="P13" text:outline-level="2"><text:span text:style-name="T3">Data optimization</text:span></text:h>
      <text:p text:style-name="P8"><text:span text:style-name="T3">The data written in the storage system should be optimized for retrieval so that a number of users could be able to browse, plot and correlate years of data with sub-second precession.</text:span></text:p>
      <text:p text:style-name="P9"><text:span text:style-name="T4">Plotting should be arbitrarily scalable – a signal could be plotted on screen for a whole year but then user could zoom in to level detail of milliseconds.</text:span></text:p>
      <text:p text:style-name="P12"><text:span text:style-name="T7">Users might like to correlate signals with respect to time. This is also a possible optimization hint for both storage and retrieval purposes. The correlated signals might not necessary have been written with equal frequency (e.g. 14Hz and 1 Hz).</text:span></text:p>
      <text:h text:style-name="P2" text:outline-level="1"><text:soft-page-break/><text:span text:style-name="T5">Prototype</text:span></text:h>
      <text:h text:style-name="P14" text:outline-level="2"><text:span text:style-name="T5">Data retrieval service</text:span></text:h>
      <text:p text:style-name="P10"><text:span text:style-name="T5">Write </text:span><text:span text:style-name="T7">and document </text:span><text:span text:style-name="T5">a prototype data retrieval service that would facilitate implementation of a plotting client. It should support pre-fetching, data-reduction etc. so that the client could plot the signal in user friendly manner without lagging. </text:span></text:p>
      <text:p text:style-name="P11"><text:span text:style-name="T6">The data should reside in a storage system proposed by the design. </text:span><text:span text:style-name="T7">The service should expose its functionality on a TCP/IP network.</text:span></text:p>
      <text:p text:style-name="P12"><text:span text:style-name="T7">For testing, the storage should be filled with data from some source such as audio samples or sin/cos generated values. It should contain year worth of data for at least 10 signals (at 14Hz sampling freq).</text:span></text:p>
      <text:h text:style-name="P15" text:outline-level="2"><text:span text:style-name="T7">Plotting client</text:span></text:h>
      <text:p text:style-name="P12"><text:span text:style-name="T7">Write and document a plotting client in Java that would use the Data Retrieval Service to plot a signal with arbitrary time frame. Panning/zooming should be done using combination of keys and mouse operations (movement/wheel). </text:span></text:p>
      <text:p text:style-name="P12"><text:span text:style-name="T7">For rendering on-screen, please use the Java SWT library. </text:span></text:p>
      <text:p text:style-name="P12"><text:span text:style-name="T7">Usage of open-source and copyleft third party libraries is allowed.</text:span></text:p>
      <text:p text:style-name="P12"><text:span text:style-name="T7"/></text:p>
      <text:p text:style-name="P12"><text:span text:style-name="T7">Here are some examples of an existing signal plotting solutions:</text:span></text:p>
      <text:p text:style-name="P12"><text:span text:style-name="T7"/></text:p>
      <text:p text:style-name="P9"><draw:frame draw:style-name="fr1" draw:name="graphics1" text:anchor-type="paragraph" svg:width="11.269cm" svg:height="3.494cm" draw:z-index="0"><draw:image xlink:href="Pictures/2000000900004663000015D06ECD0A90.svm" xlink:type="simple" xlink:show="embed" xlink:actuate="onLoad"/></draw:frame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text:span text:style-name="T4"/></text:p>
      <text:p text:style-name="P9"><draw:frame draw:style-name="fr1" draw:name="graphics2" text:anchor-type="paragraph" svg:width="13.924cm" svg:height="8.137cm" draw:z-index="1"><draw:image xlink:href="Pictures/2000000900003FAB00002550E6082583.svm" xlink:type="simple" xlink:show="embed" xlink:actuate="onLoad"/></draw:frame><text:span text:style-name="T4"/></text:p>
      <text:h text:style-name="P15" text:outline-level="2"><text:soft-page-break/><text:span text:style-name="T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11:56:49.37</meta:creation-date>
    <dc:date>2013-09-10T13:56:23.70</dc:date>
    <meta:editing-duration>PT36M38S</meta:editing-duration>
    <meta:editing-cycles>4</meta:editing-cycles>
    <meta:generator>LibreOffice/4.0.4.2$Windows_x86 LibreOffice_project/9e9821abd0ffdbc09cd8c52eaa574fa09eb08f2</meta:generator>
    <meta:document-statistic meta:table-count="0" meta:image-count="2" meta:object-count="0" meta:page-count="3" meta:paragraph-count="30" meta:word-count="461" meta:character-count="2891" meta:non-whitespace-character-count="2440"/>
  </office:meta>
</office:document-meta>
</file>